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18a30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18a303"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18a30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Dif *10⁰</text:p>
          </table:table-cell>
          <table:table-cell table:style-name="ce3" office:value-type="string" calcext:value-type="string">
            <text:p>Dif *10¹</text:p>
          </table:table-cell>
          <table:table-cell table:style-name="ce3" office:value-type="string" calcext:value-type="string">
            <text:p>Dif *10²</text:p>
          </table:table-cell>
          <table:table-cell table:style-name="ce3" office:value-type="string" calcext:value-type="string">
            <text:p>Dif *10³</text:p>
          </table:table-cell>
          <table:table-cell table:style-name="ce3" office:value-type="string" calcext:value-type="string">
            <text:p>Dif *10⁴</text:p>
          </table:table-cell>
          <table:table-cell table:style-name="ce3" office:value-type="string" calcext:value-type="string">
            <text:p>Dif *10⁵</text:p>
          </table:table-cell>
          <table:table-cell table:style-name="ce3" office:value-type="string" calcext:value-type="string">
            <text:p>Dif *10⁶</text:p>
          </table:table-cell>
          <table:table-cell table:style-name="ce3" office:value-type="string" calcext:value-type="string">
            <text:p>Dif *10⁷</text:p>
          </table:table-cell>
          <table:table-cell table:style-name="ce3" office:value-type="string" calcext:value-type="string">
            <text:p>Dif *10⁸</text:p>
          </table:table-cell>
          <table:table-cell table:style-name="ce3" office:value-type="string" calcext:value-type="string">
            <text:p>Dif *10⁹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FACT([.D7])" office:value-type="float" office:value="1" calcext:value-type="float">
            <text:p>1</text:p>
          </table:table-cell>
          <table:table-cell table:style-name="ce4" table:formula="of:=[.$E7]-[.$D7]*POWER(10;[.F$5])" office:value-type="float" office:value="0" calcext:value-type="float">
            <text:p>0</text:p>
          </table:table-cell>
          <table:table-cell table:style-name="ce6" table:formula="of:=[.$E7]-[.$D7]*POWER(10;[.G5])" office:value-type="float" office:value="-9" calcext:value-type="float">
            <text:p>-9</text:p>
          </table:table-cell>
          <table:table-cell table:style-name="ce6" table:formula="of:=[.$E7]-[.$D7]*POWER(10;[.H5])" office:value-type="float" office:value="-99" calcext:value-type="float">
            <text:p>-99</text:p>
          </table:table-cell>
          <table:table-cell table:style-name="ce6" table:formula="of:=[.$E7]-[.$D7]*POWER(10;[.I5])" office:value-type="float" office:value="-999" calcext:value-type="float">
            <text:p>-999</text:p>
          </table:table-cell>
          <table:table-cell table:style-name="ce6" table:formula="of:=[.$E7]-[.$D7]*POWER(10;[.J5])" office:value-type="float" office:value="-9999" calcext:value-type="float">
            <text:p>-9999</text:p>
          </table:table-cell>
          <table:table-cell table:style-name="ce6" table:formula="of:=[.$E7]-[.$D7]*POWER(10;[.K5])" office:value-type="float" office:value="-99999" calcext:value-type="float">
            <text:p>-99999</text:p>
          </table:table-cell>
          <table:table-cell table:style-name="ce6" table:formula="of:=[.$E7]-[.$D7]*POWER(10;[.L5])" office:value-type="float" office:value="-999999" calcext:value-type="float">
            <text:p>-999999</text:p>
          </table:table-cell>
          <table:table-cell table:style-name="ce6" table:formula="of:=[.$E7]-[.$D7]*POWER(10;[.M5])" office:value-type="float" office:value="-9999999" calcext:value-type="float">
            <text:p>-9999999</text:p>
          </table:table-cell>
          <table:table-cell table:style-name="ce6" table:formula="of:=[.$E7]-[.$D7]*POWER(10;[.N5])" office:value-type="float" office:value="-99999999" calcext:value-type="float">
            <text:p>-99999999</text:p>
          </table:table-cell>
          <table:table-cell table:style-name="ce6" table:formula="of:=[.$E7]-[.$D7]*POWER(10;[.O5])" office:value-type="float" office:value="-999999999" calcext:value-type="float">
            <text:p>-9999999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FACT([.D8])" office:value-type="float" office:value="2" calcext:value-type="float">
            <text:p>2</text:p>
          </table:table-cell>
          <table:table-cell table:style-name="ce4" table:formula="of:=[.$E8]-[.$D8]*POWER(10;[.F$5])" office:value-type="float" office:value="0" calcext:value-type="float">
            <text:p>0</text:p>
          </table:table-cell>
          <table:table-cell table:style-name="ce6" table:formula="of:=[.$E8]-[.$D8]*POWER(10;[.G$5])" office:value-type="float" office:value="-18" calcext:value-type="float">
            <text:p>-18</text:p>
          </table:table-cell>
          <table:table-cell table:style-name="ce6" table:formula="of:=[.$E8]-[.$D8]*POWER(10;[.H$5])" office:value-type="float" office:value="-198" calcext:value-type="float">
            <text:p>-198</text:p>
          </table:table-cell>
          <table:table-cell table:style-name="ce6" table:formula="of:=[.$E8]-[.$D8]*POWER(10;[.I$5])" office:value-type="float" office:value="-1998" calcext:value-type="float">
            <text:p>-1998</text:p>
          </table:table-cell>
          <table:table-cell table:style-name="ce6" table:formula="of:=[.$E8]-[.$D8]*POWER(10;[.J$5])" office:value-type="float" office:value="-19998" calcext:value-type="float">
            <text:p>-19998</text:p>
          </table:table-cell>
          <table:table-cell table:style-name="ce6" table:formula="of:=[.$E8]-[.$D8]*POWER(10;[.K$5])" office:value-type="float" office:value="-199998" calcext:value-type="float">
            <text:p>-199998</text:p>
          </table:table-cell>
          <table:table-cell table:style-name="ce6" table:formula="of:=[.$E8]-[.$D8]*POWER(10;[.L$5])" office:value-type="float" office:value="-1999998" calcext:value-type="float">
            <text:p>-1999998</text:p>
          </table:table-cell>
          <table:table-cell table:style-name="ce6" table:formula="of:=[.$E8]-[.$D8]*POWER(10;[.M$5])" office:value-type="float" office:value="-19999998" calcext:value-type="float">
            <text:p>-19999998</text:p>
          </table:table-cell>
          <table:table-cell table:style-name="ce6" table:formula="of:=[.$E8]-[.$D8]*POWER(10;[.N$5])" office:value-type="float" office:value="-199999998" calcext:value-type="float">
            <text:p>-199999998</text:p>
          </table:table-cell>
          <table:table-cell table:style-name="ce6" table:formula="of:=[.$E8]-[.$D8]*POWER(10;[.O$5])" office:value-type="float" office:value="-1999999998" calcext:value-type="float">
            <text:p>-19999999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FACT([.D9])" office:value-type="float" office:value="6" calcext:value-type="float">
            <text:p>6</text:p>
          </table:table-cell>
          <table:table-cell table:style-name="ce5" table:formula="of:=[.$E9]-[.$D9]*POWER(10;[.F$5])" office:value-type="float" office:value="3" calcext:value-type="float">
            <text:p>3</text:p>
          </table:table-cell>
          <table:table-cell table:style-name="ce6" table:formula="of:=[.$E9]-[.$D9]*POWER(10;[.G$5])" office:value-type="float" office:value="-24" calcext:value-type="float">
            <text:p>-24</text:p>
          </table:table-cell>
          <table:table-cell table:style-name="ce6" table:formula="of:=[.$E9]-[.$D9]*POWER(10;[.H$5])" office:value-type="float" office:value="-294" calcext:value-type="float">
            <text:p>-294</text:p>
          </table:table-cell>
          <table:table-cell table:style-name="ce6" table:formula="of:=[.$E9]-[.$D9]*POWER(10;[.I$5])" office:value-type="float" office:value="-2994" calcext:value-type="float">
            <text:p>-2994</text:p>
          </table:table-cell>
          <table:table-cell table:style-name="ce6" table:formula="of:=[.$E9]-[.$D9]*POWER(10;[.J$5])" office:value-type="float" office:value="-29994" calcext:value-type="float">
            <text:p>-29994</text:p>
          </table:table-cell>
          <table:table-cell table:style-name="ce6" table:formula="of:=[.$E9]-[.$D9]*POWER(10;[.K$5])" office:value-type="float" office:value="-299994" calcext:value-type="float">
            <text:p>-299994</text:p>
          </table:table-cell>
          <table:table-cell table:style-name="ce6" table:formula="of:=[.$E9]-[.$D9]*POWER(10;[.L$5])" office:value-type="float" office:value="-2999994" calcext:value-type="float">
            <text:p>-2999994</text:p>
          </table:table-cell>
          <table:table-cell table:style-name="ce6" table:formula="of:=[.$E9]-[.$D9]*POWER(10;[.M$5])" office:value-type="float" office:value="-29999994" calcext:value-type="float">
            <text:p>-29999994</text:p>
          </table:table-cell>
          <table:table-cell table:style-name="ce6" table:formula="of:=[.$E9]-[.$D9]*POWER(10;[.N$5])" office:value-type="float" office:value="-299999994" calcext:value-type="float">
            <text:p>-299999994</text:p>
          </table:table-cell>
          <table:table-cell table:style-name="ce6" table:formula="of:=[.$E9]-[.$D9]*POWER(10;[.O$5])" office:value-type="float" office:value="-2999999994" calcext:value-type="float">
            <text:p>-29999999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FACT([.D10])" office:value-type="float" office:value="24" calcext:value-type="float">
            <text:p>24</text:p>
          </table:table-cell>
          <table:table-cell table:style-name="ce5" table:formula="of:=[.$E10]-[.$D10]*POWER(10;[.F$5])" office:value-type="float" office:value="20" calcext:value-type="float">
            <text:p>20</text:p>
          </table:table-cell>
          <table:table-cell table:style-name="ce6" table:formula="of:=[.$E10]-[.$D10]*POWER(10;[.G$5])" office:value-type="float" office:value="-16" calcext:value-type="float">
            <text:p>-16</text:p>
          </table:table-cell>
          <table:table-cell table:style-name="ce6" table:formula="of:=[.$E10]-[.$D10]*POWER(10;[.H$5])" office:value-type="float" office:value="-376" calcext:value-type="float">
            <text:p>-376</text:p>
          </table:table-cell>
          <table:table-cell table:style-name="ce6" table:formula="of:=[.$E10]-[.$D10]*POWER(10;[.I$5])" office:value-type="float" office:value="-3976" calcext:value-type="float">
            <text:p>-3976</text:p>
          </table:table-cell>
          <table:table-cell table:style-name="ce6" table:formula="of:=[.$E10]-[.$D10]*POWER(10;[.J$5])" office:value-type="float" office:value="-39976" calcext:value-type="float">
            <text:p>-39976</text:p>
          </table:table-cell>
          <table:table-cell table:style-name="ce6" table:formula="of:=[.$E10]-[.$D10]*POWER(10;[.K$5])" office:value-type="float" office:value="-399976" calcext:value-type="float">
            <text:p>-399976</text:p>
          </table:table-cell>
          <table:table-cell table:style-name="ce6" table:formula="of:=[.$E10]-[.$D10]*POWER(10;[.L$5])" office:value-type="float" office:value="-3999976" calcext:value-type="float">
            <text:p>-3999976</text:p>
          </table:table-cell>
          <table:table-cell table:style-name="ce6" table:formula="of:=[.$E10]-[.$D10]*POWER(10;[.M$5])" office:value-type="float" office:value="-39999976" calcext:value-type="float">
            <text:p>-39999976</text:p>
          </table:table-cell>
          <table:table-cell table:style-name="ce6" table:formula="of:=[.$E10]-[.$D10]*POWER(10;[.N$5])" office:value-type="float" office:value="-399999976" calcext:value-type="float">
            <text:p>-399999976</text:p>
          </table:table-cell>
          <table:table-cell table:style-name="ce6" table:formula="of:=[.$E10]-[.$D10]*POWER(10;[.O$5])" office:value-type="float" office:value="-3999999976" calcext:value-type="float">
            <text:p>-39999999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FACT([.D11])" office:value-type="float" office:value="120" calcext:value-type="float">
            <text:p>120</text:p>
          </table:table-cell>
          <table:table-cell table:style-name="ce5" table:formula="of:=[.$E11]-[.$D11]*POWER(10;[.F$5])" office:value-type="float" office:value="115" calcext:value-type="float">
            <text:p>115</text:p>
          </table:table-cell>
          <table:table-cell table:style-name="ce5" table:formula="of:=[.$E11]-[.$D11]*POWER(10;[.G$5])" office:value-type="float" office:value="70" calcext:value-type="float">
            <text:p>70</text:p>
          </table:table-cell>
          <table:table-cell table:style-name="ce6" table:formula="of:=[.$E11]-[.$D11]*POWER(10;[.H$5])" office:value-type="float" office:value="-380" calcext:value-type="float">
            <text:p>-380</text:p>
          </table:table-cell>
          <table:table-cell table:style-name="ce6" table:formula="of:=[.$E11]-[.$D11]*POWER(10;[.I$5])" office:value-type="float" office:value="-4880" calcext:value-type="float">
            <text:p>-4880</text:p>
          </table:table-cell>
          <table:table-cell table:style-name="ce6" table:formula="of:=[.$E11]-[.$D11]*POWER(10;[.J$5])" office:value-type="float" office:value="-49880" calcext:value-type="float">
            <text:p>-49880</text:p>
          </table:table-cell>
          <table:table-cell table:style-name="ce6" table:formula="of:=[.$E11]-[.$D11]*POWER(10;[.K$5])" office:value-type="float" office:value="-499880" calcext:value-type="float">
            <text:p>-499880</text:p>
          </table:table-cell>
          <table:table-cell table:style-name="ce6" table:formula="of:=[.$E11]-[.$D11]*POWER(10;[.L$5])" office:value-type="float" office:value="-4999880" calcext:value-type="float">
            <text:p>-4999880</text:p>
          </table:table-cell>
          <table:table-cell table:style-name="ce6" table:formula="of:=[.$E11]-[.$D11]*POWER(10;[.M$5])" office:value-type="float" office:value="-49999880" calcext:value-type="float">
            <text:p>-49999880</text:p>
          </table:table-cell>
          <table:table-cell table:style-name="ce6" table:formula="of:=[.$E11]-[.$D11]*POWER(10;[.N$5])" office:value-type="float" office:value="-499999880" calcext:value-type="float">
            <text:p>-499999880</text:p>
          </table:table-cell>
          <table:table-cell table:style-name="ce6" table:formula="of:=[.$E11]-[.$D11]*POWER(10;[.O$5])" office:value-type="float" office:value="-4999999880" calcext:value-type="float">
            <text:p>-49999998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FACT([.D12])" office:value-type="float" office:value="720" calcext:value-type="float">
            <text:p>720</text:p>
          </table:table-cell>
          <table:table-cell table:style-name="ce5" table:formula="of:=[.$E12]-[.$D12]*POWER(10;[.F$5])" office:value-type="float" office:value="714" calcext:value-type="float">
            <text:p>714</text:p>
          </table:table-cell>
          <table:table-cell table:style-name="ce5" table:formula="of:=[.$E12]-[.$D12]*POWER(10;[.G$5])" office:value-type="float" office:value="660" calcext:value-type="float">
            <text:p>660</text:p>
          </table:table-cell>
          <table:table-cell table:style-name="ce5" table:formula="of:=[.$E12]-[.$D12]*POWER(10;[.H$5])" office:value-type="float" office:value="120" calcext:value-type="float">
            <text:p>120</text:p>
          </table:table-cell>
          <table:table-cell table:style-name="ce6" table:formula="of:=[.$E12]-[.$D12]*POWER(10;[.I$5])" office:value-type="float" office:value="-5280" calcext:value-type="float">
            <text:p>-5280</text:p>
          </table:table-cell>
          <table:table-cell table:style-name="ce6" table:formula="of:=[.$E12]-[.$D12]*POWER(10;[.J$5])" office:value-type="float" office:value="-59280" calcext:value-type="float">
            <text:p>-59280</text:p>
          </table:table-cell>
          <table:table-cell table:style-name="ce6" table:formula="of:=[.$E12]-[.$D12]*POWER(10;[.K$5])" office:value-type="float" office:value="-599280" calcext:value-type="float">
            <text:p>-599280</text:p>
          </table:table-cell>
          <table:table-cell table:style-name="ce6" table:formula="of:=[.$E12]-[.$D12]*POWER(10;[.L$5])" office:value-type="float" office:value="-5999280" calcext:value-type="float">
            <text:p>-5999280</text:p>
          </table:table-cell>
          <table:table-cell table:style-name="ce6" table:formula="of:=[.$E12]-[.$D12]*POWER(10;[.M$5])" office:value-type="float" office:value="-59999280" calcext:value-type="float">
            <text:p>-59999280</text:p>
          </table:table-cell>
          <table:table-cell table:style-name="ce6" table:formula="of:=[.$E12]-[.$D12]*POWER(10;[.N$5])" office:value-type="float" office:value="-599999280" calcext:value-type="float">
            <text:p>-599999280</text:p>
          </table:table-cell>
          <table:table-cell table:style-name="ce6" table:formula="of:=[.$E12]-[.$D12]*POWER(10;[.O$5])" office:value-type="float" office:value="-5999999280" calcext:value-type="float">
            <text:p>-599999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FACT([.D13])" office:value-type="float" office:value="5040" calcext:value-type="float">
            <text:p>5040</text:p>
          </table:table-cell>
          <table:table-cell table:style-name="ce5" table:formula="of:=[.$E13]-[.$D13]*POWER(10;[.F$5])" office:value-type="float" office:value="5033" calcext:value-type="float">
            <text:p>5033</text:p>
          </table:table-cell>
          <table:table-cell table:style-name="ce5" table:formula="of:=[.$E13]-[.$D13]*POWER(10;[.G$5])" office:value-type="float" office:value="4970" calcext:value-type="float">
            <text:p>4970</text:p>
          </table:table-cell>
          <table:table-cell table:style-name="ce5" table:formula="of:=[.$E13]-[.$D13]*POWER(10;[.H$5])" office:value-type="float" office:value="4340" calcext:value-type="float">
            <text:p>4340</text:p>
          </table:table-cell>
          <table:table-cell table:style-name="ce6" table:formula="of:=[.$E13]-[.$D13]*POWER(10;[.I$5])" office:value-type="float" office:value="-1960" calcext:value-type="float">
            <text:p>-1960</text:p>
          </table:table-cell>
          <table:table-cell table:style-name="ce6" table:formula="of:=[.$E13]-[.$D13]*POWER(10;[.J$5])" office:value-type="float" office:value="-64960" calcext:value-type="float">
            <text:p>-64960</text:p>
          </table:table-cell>
          <table:table-cell table:style-name="ce6" table:formula="of:=[.$E13]-[.$D13]*POWER(10;[.K$5])" office:value-type="float" office:value="-694960" calcext:value-type="float">
            <text:p>-694960</text:p>
          </table:table-cell>
          <table:table-cell table:style-name="ce6" table:formula="of:=[.$E13]-[.$D13]*POWER(10;[.L$5])" office:value-type="float" office:value="-6994960" calcext:value-type="float">
            <text:p>-6994960</text:p>
          </table:table-cell>
          <table:table-cell table:style-name="ce6" table:formula="of:=[.$E13]-[.$D13]*POWER(10;[.M$5])" office:value-type="float" office:value="-69994960" calcext:value-type="float">
            <text:p>-69994960</text:p>
          </table:table-cell>
          <table:table-cell table:style-name="ce6" table:formula="of:=[.$E13]-[.$D13]*POWER(10;[.N$5])" office:value-type="float" office:value="-699994960" calcext:value-type="float">
            <text:p>-699994960</text:p>
          </table:table-cell>
          <table:table-cell table:style-name="ce6" table:formula="of:=[.$E13]-[.$D13]*POWER(10;[.O$5])" office:value-type="float" office:value="-6999994960" calcext:value-type="float">
            <text:p>-69999949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FACT([.D14])" office:value-type="float" office:value="40320" calcext:value-type="float">
            <text:p>40320</text:p>
          </table:table-cell>
          <table:table-cell table:style-name="ce5" table:formula="of:=[.$E14]-[.$D14]*POWER(10;[.F$5])" office:value-type="float" office:value="40312" calcext:value-type="float">
            <text:p>40312</text:p>
          </table:table-cell>
          <table:table-cell table:style-name="ce5" table:formula="of:=[.$E14]-[.$D14]*POWER(10;[.G$5])" office:value-type="float" office:value="40240" calcext:value-type="float">
            <text:p>40240</text:p>
          </table:table-cell>
          <table:table-cell table:style-name="ce5" table:formula="of:=[.$E14]-[.$D14]*POWER(10;[.H$5])" office:value-type="float" office:value="39520" calcext:value-type="float">
            <text:p>39520</text:p>
          </table:table-cell>
          <table:table-cell table:style-name="ce5" table:formula="of:=[.$E14]-[.$D14]*POWER(10;[.I$5])" office:value-type="float" office:value="32320" calcext:value-type="float">
            <text:p>32320</text:p>
          </table:table-cell>
          <table:table-cell table:style-name="ce6" table:formula="of:=[.$E14]-[.$D14]*POWER(10;[.J$5])" office:value-type="float" office:value="-39680" calcext:value-type="float">
            <text:p>-39680</text:p>
          </table:table-cell>
          <table:table-cell table:style-name="ce6" table:formula="of:=[.$E14]-[.$D14]*POWER(10;[.K$5])" office:value-type="float" office:value="-759680" calcext:value-type="float">
            <text:p>-759680</text:p>
          </table:table-cell>
          <table:table-cell table:style-name="ce6" table:formula="of:=[.$E14]-[.$D14]*POWER(10;[.L$5])" office:value-type="float" office:value="-7959680" calcext:value-type="float">
            <text:p>-7959680</text:p>
          </table:table-cell>
          <table:table-cell table:style-name="ce6" table:formula="of:=[.$E14]-[.$D14]*POWER(10;[.M$5])" office:value-type="float" office:value="-79959680" calcext:value-type="float">
            <text:p>-79959680</text:p>
          </table:table-cell>
          <table:table-cell table:style-name="ce6" table:formula="of:=[.$E14]-[.$D14]*POWER(10;[.N$5])" office:value-type="float" office:value="-799959680" calcext:value-type="float">
            <text:p>-799959680</text:p>
          </table:table-cell>
          <table:table-cell table:style-name="ce6" table:formula="of:=[.$E14]-[.$D14]*POWER(10;[.O$5])" office:value-type="float" office:value="-7999959680" calcext:value-type="float">
            <text:p>-79999596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FACT([.D15])" office:value-type="float" office:value="362880" calcext:value-type="float">
            <text:p>362880</text:p>
          </table:table-cell>
          <table:table-cell table:style-name="ce5" table:formula="of:=[.$E15]-[.$D15]*POWER(10;[.F$5])" office:value-type="float" office:value="362871" calcext:value-type="float">
            <text:p>362871</text:p>
          </table:table-cell>
          <table:table-cell table:style-name="ce5" table:formula="of:=[.$E15]-[.$D15]*POWER(10;[.G$5])" office:value-type="float" office:value="362790" calcext:value-type="float">
            <text:p>362790</text:p>
          </table:table-cell>
          <table:table-cell table:style-name="ce5" table:formula="of:=[.$E15]-[.$D15]*POWER(10;[.H$5])" office:value-type="float" office:value="361980" calcext:value-type="float">
            <text:p>361980</text:p>
          </table:table-cell>
          <table:table-cell table:style-name="ce5" table:formula="of:=[.$E15]-[.$D15]*POWER(10;[.I$5])" office:value-type="float" office:value="353880" calcext:value-type="float">
            <text:p>353880</text:p>
          </table:table-cell>
          <table:table-cell table:style-name="ce5" table:formula="of:=[.$E15]-[.$D15]*POWER(10;[.J$5])" office:value-type="float" office:value="272880" calcext:value-type="float">
            <text:p>272880</text:p>
          </table:table-cell>
          <table:table-cell table:style-name="ce6" table:formula="of:=[.$E15]-[.$D15]*POWER(10;[.K$5])" office:value-type="float" office:value="-537120" calcext:value-type="float">
            <text:p>-537120</text:p>
          </table:table-cell>
          <table:table-cell table:style-name="ce6" table:formula="of:=[.$E15]-[.$D15]*POWER(10;[.L$5])" office:value-type="float" office:value="-8637120" calcext:value-type="float">
            <text:p>-8637120</text:p>
          </table:table-cell>
          <table:table-cell table:style-name="ce6" table:formula="of:=[.$E15]-[.$D15]*POWER(10;[.M$5])" office:value-type="float" office:value="-89637120" calcext:value-type="float">
            <text:p>-89637120</text:p>
          </table:table-cell>
          <table:table-cell table:style-name="ce6" table:formula="of:=[.$E15]-[.$D15]*POWER(10;[.N$5])" office:value-type="float" office:value="-899637120" calcext:value-type="float">
            <text:p>-899637120</text:p>
          </table:table-cell>
          <table:table-cell table:style-name="ce6" table:formula="of:=[.$E15]-[.$D15]*POWER(10;[.O$5])" office:value-type="float" office:value="-8999637120" calcext:value-type="float">
            <text:p>-8999637120</text:p>
          </table:table-cell>
          <table:table-cell table:number-columns-repeated="2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6"/>
          <table:table-cell table:style-name="ce1" office:value-type="float" office:value="99999" calcext:value-type="float">
            <text:p>99.999</text:p>
          </table:table-cell>
          <table:table-cell table:style-name="ce1" table:formula="of:=5*FACT(9)" office:value-type="float" office:value="1814400" calcext:value-type="float">
            <text:p>1.814.400</text:p>
          </table:table-cell>
          <table:table-cell table:style-name="ce7" table:formula="of:=[.H26]-[.G26]" office:value-type="float" office:value="1714401" calcext:value-type="float">
            <text:p>1.714.401</text:p>
          </table:table-cell>
          <table:table-cell/>
          <table:table-cell table:style-name="ce1" office:value-type="float" office:value="99999" calcext:value-type="float">
            <text:p>99.999</text:p>
          </table:table-cell>
          <table:table-cell table:style-name="ce1" table:formula="of:=5*FACT(9)" office:value-type="float" office:value="1814400" calcext:value-type="float">
            <text:p>1.814.400</text:p>
          </table:table-cell>
          <table:table-cell table:style-name="ce2" table:formula="of:=[.L26]-[.K26]" office:value-type="float" office:value="1714401" calcext:value-type="float">
            <text:p>1.714.401</text:p>
          </table:table-cell>
          <table:table-cell/>
          <table:table-cell table:style-name="ce1" office:value-type="float" office:value="99999" calcext:value-type="float">
            <text:p>99.999</text:p>
          </table:table-cell>
          <table:table-cell table:style-name="ce1" table:formula="of:=5*FACT(9)" office:value-type="float" office:value="1814400" calcext:value-type="float">
            <text:p>1.814.400</text:p>
          </table:table-cell>
          <table:table-cell table:style-name="ce2" table:formula="of:=[.P26]-[.O26]" office:value-type="float" office:value="1714401" calcext:value-type="float">
            <text:p>1.714.401</text:p>
          </table:table-cell>
        </table:table-row>
        <table:table-row table:style-name="ro1">
          <table:table-cell table:number-columns-repeated="6"/>
          <table:table-cell table:style-name="ce1" office:value-type="float" office:value="199999" calcext:value-type="float">
            <text:p>199.999</text:p>
          </table:table-cell>
          <table:table-cell table:style-name="ce1" table:formula="of:=5*FACT(9)+FACT(1)" office:value-type="float" office:value="1814401" calcext:value-type="float">
            <text:p>1.814.401</text:p>
          </table:table-cell>
          <table:table-cell table:style-name="ce7" table:formula="of:=[.H27]-[.G27]" office:value-type="float" office:value="1614402" calcext:value-type="float">
            <text:p>1.614.402</text:p>
          </table:table-cell>
          <table:table-cell/>
          <table:table-cell table:style-name="ce1" office:value-type="float" office:value="999999" calcext:value-type="float">
            <text:p>999.999</text:p>
          </table:table-cell>
          <table:table-cell table:style-name="ce1" table:formula="of:=6*FACT(9)" office:value-type="float" office:value="2177280" calcext:value-type="float">
            <text:p>2.177.280</text:p>
          </table:table-cell>
          <table:table-cell table:style-name="ce2" table:formula="of:=[.L27]-[.K27]" office:value-type="float" office:value="1177281" calcext:value-type="float">
            <text:p>1.177.281</text:p>
          </table:table-cell>
          <table:table-cell/>
          <table:table-cell table:style-name="ce1" office:value-type="float" office:value="199999" calcext:value-type="float">
            <text:p>199.999</text:p>
          </table:table-cell>
          <table:table-cell table:style-name="ce1" table:formula="of:=5*FACT(9)+FACT(1)" office:value-type="float" office:value="1814401" calcext:value-type="float">
            <text:p>1.814.401</text:p>
          </table:table-cell>
          <table:table-cell table:style-name="ce2" table:formula="of:=[.P27]-[.O27]" office:value-type="float" office:value="1614402" calcext:value-type="float">
            <text:p>1.614.402</text:p>
          </table:table-cell>
        </table:table-row>
        <table:table-row table:style-name="ro1">
          <table:table-cell table:number-columns-repeated="2"/>
          <table:table-cell table:style-name="ce1" office:value-type="float" office:value="1999999" calcext:value-type="float">
            <text:p>1.999.999</text:p>
          </table:table-cell>
          <table:table-cell table:style-name="ce1" table:formula="of:=6*FACT(9)+1*FACT(1)" office:value-type="float" office:value="2177281" calcext:value-type="float">
            <text:p>2.177.281</text:p>
          </table:table-cell>
          <table:table-cell table:style-name="ce2" table:formula="of:=[.D28]-[.C28]" office:value-type="float" office:value="177282" calcext:value-type="float">
            <text:p>177.282</text:p>
          </table:table-cell>
          <table:table-cell/>
          <table:table-cell table:style-name="ce1" office:value-type="float" office:value="1199999" calcext:value-type="float">
            <text:p>1.199.999</text:p>
          </table:table-cell>
          <table:table-cell table:style-name="ce1" table:formula="of:=5*FACT(9)+2*FACT(1)" office:value-type="float" office:value="1814402" calcext:value-type="float">
            <text:p>1.814.402</text:p>
          </table:table-cell>
          <table:table-cell table:style-name="ce7" table:formula="of:=[.H28]-[.G28]" office:value-type="float" office:value="614403" calcext:value-type="float">
            <text:p>614.403</text:p>
          </table:table-cell>
          <table:table-cell/>
          <table:table-cell table:style-name="ce1" office:value-type="float" office:value="9999999" calcext:value-type="float">
            <text:p>9.999.999</text:p>
          </table:table-cell>
          <table:table-cell table:style-name="ce1" table:formula="of:=7*FACT(9)" office:value-type="float" office:value="2540160" calcext:value-type="float">
            <text:p>2.540.160</text:p>
          </table:table-cell>
          <table:table-cell table:style-name="ce2" table:formula="of:=[.L28]-[.K28]" office:value-type="float" office:value="-7459839" calcext:value-type="float">
            <text:p>-7.459.839</text:p>
          </table:table-cell>
          <table:table-cell/>
          <table:table-cell table:style-name="ce1" office:value-type="float" office:value="1899999" calcext:value-type="float">
            <text:p>1.899.999</text:p>
          </table:table-cell>
          <table:table-cell table:style-name="ce1" table:formula="of:=5*FACT(9)+1*FACT(8)+1*FACT(1)" office:value-type="float" office:value="1854721" calcext:value-type="float">
            <text:p>1.854.721</text:p>
          </table:table-cell>
          <table:table-cell table:style-name="ce2" table:formula="of:=[.P28]-[.O28]" office:value-type="float" office:value="-45278" calcext:value-type="float">
            <text:p>-45.278</text:p>
          </table:table-cell>
        </table:table-row>
        <table:table-row table:style-name="ro1">
          <table:table-cell table:number-columns-repeated="2"/>
          <table:table-cell table:style-name="ce1" office:value-type="float" office:value="11999999" calcext:value-type="float">
            <text:p>11.999.999</text:p>
          </table:table-cell>
          <table:table-cell table:style-name="ce1" table:formula="of:=6*FACT(9)+2*FACT(1)" office:value-type="float" office:value="2177282" calcext:value-type="float">
            <text:p>2.177.282</text:p>
          </table:table-cell>
          <table:table-cell table:style-name="ce2" table:formula="of:=[.D29]-[.C29]" office:value-type="float" office:value="-9822717" calcext:value-type="float">
            <text:p>-9.822.717</text:p>
          </table:table-cell>
          <table:table-cell/>
          <table:table-cell table:style-name="ce1" office:value-type="float" office:value="11199999" calcext:value-type="float">
            <text:p>11.199.999</text:p>
          </table:table-cell>
          <table:table-cell table:style-name="ce1" table:formula="of:=5*FACT(9)+3*FACT(1)" office:value-type="float" office:value="1814403" calcext:value-type="float">
            <text:p>1.814.403</text:p>
          </table:table-cell>
          <table:table-cell table:style-name="ce2" table:formula="of:=[.H29]-[.G29]" office:value-type="float" office:value="-9385596" calcext:value-type="float">
            <text:p>-9.385.596</text:p>
          </table:table-cell>
          <table:table-cell/>
          <table:table-cell table:style-name="ce1"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1" office:value-type="float" office:value="999990" calcext:value-type="float">
            <text:p>999.990</text:p>
          </table:table-cell>
          <table:table-cell table:style-name="ce1" table:formula="of:=5*FACT(9)" office:value-type="float" office:value="1814400" calcext:value-type="float">
            <text:p>1.814.400</text:p>
          </table:table-cell>
          <table:table-cell table:style-name="ce2" table:formula="of:=[.L31]-[.K31]" office:value-type="float" office:value="814410" calcext:value-type="float">
            <text:p>814.41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float" office:value="9999900" calcext:value-type="float">
            <text:p>9.999.900</text:p>
          </table:table-cell>
          <table:table-cell table:style-name="ce1" table:formula="of:=5*FACT(9)" office:value-type="float" office:value="1814400" calcext:value-type="float">
            <text:p>1.814.400</text:p>
          </table:table-cell>
          <table:table-cell table:style-name="ce2" table:formula="of:=[.L32]-[.K32]" office:value-type="float" office:value="-8185500" calcext:value-type="float">
            <text:p>-8.185.5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08:10:10.411691820</meta:creation-date>
    <dc:date>2025-12-29T08:56:03.308439181</dc:date>
    <meta:editing-duration>PT15M21S</meta:editing-duration>
    <meta:editing-cycles>2</meta:editing-cycles>
    <meta:generator>LibreOffice/7.3.7.2$Linux_X86_64 LibreOffice_project/30$Build-2</meta:generator>
    <meta:document-statistic meta:table-count="1" meta:cell-count="170" meta:object-count="0"/>
  </office:meta>
</office:document-meta>
</file>